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8d1be"/>
    </style:style>
    <style:style style:name="P3" style:family="paragraph" style:parent-style-name="Standard" style:list-style-name="L2">
      <style:text-properties officeooo:paragraph-rsid="000a9c4d"/>
    </style:style>
    <style:style style:name="P4" style:family="paragraph" style:parent-style-name="Standard" style:list-style-name="L2">
      <style:text-properties officeooo:paragraph-rsid="000c087a"/>
    </style:style>
    <style:style style:name="P5" style:family="paragraph" style:parent-style-name="Standard" style:list-style-name="L2">
      <style:text-properties officeooo:paragraph-rsid="000e54f5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officeooo:rsid="0008d1be"/>
    </style:style>
    <style:style style:name="T2" style:family="text">
      <style:text-properties officeooo:rsid="000a9c4d"/>
    </style:style>
    <style:style style:name="T3" style:family="text">
      <style:text-properties officeooo:rsid="000c087a"/>
    </style:style>
    <style:style style:name="T4" style:family="text">
      <style:text-properties officeooo:rsid="000e54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rregular Verbs II <text:s/><text:span text:style-name="T2">2nd </text:span></text:p>
      <text:p text:style-name="Standard"/>
      <text:p text:style-name="Standard">Supply the correct past tense of the verbs in parentheses.</text:p>
      <text:p text:style-name="Standard"/>
      <text:list xml:id="list4071645036" text:style-name="L2">
        <text:list-item>
          <text:p text:style-name="P3"><text:span text:style-name="T2">Leave? Left!</text:span> The plane <text:span text:style-name="T2">left </text:span>for Buenos Aires last night at midnight. </text:p>
        </text:list-item>
        <text:list-item>
          <text:p text:style-name="P3"><text:span text:style-name="T2">Bring? Brought! </text:span>Helen <text:span text:style-name="T2">brought </text:span>her cousin to the party last night. </text:p>
        </text:list-item>
        <text:list-item>
          <text:p text:style-name="P3"><text:span text:style-name="T2">Forget? Forgot! </text:span>I <text:span text:style-name="T2">forgot </text:span>to bring my notebook to class this morning.</text:p>
        </text:list-item>
        <text:list-item>
          <text:p text:style-name="P3"><text:span text:style-name="T2">Become? Became! </text:span>He <text:span text:style-name="T2">became </text:span>president of the company five years ago. <text:tab/></text:p>
        </text:list-item>
        <text:list-item>
          <text:p text:style-name="P4"><text:span text:style-name="T2">Have? Had!</text:span> We <text:span text:style-name="T2">had </text:span>a good time in our trip from Texas to Mexico City.</text:p>
        </text:list-item>
        <text:list-item>
          <text:p text:style-name="P4"><text:span text:style-name="T2">Find? Found! </text:span><text:span text:style-name="T3">Lose? Lost! </text:span>I <text:span text:style-name="T3">found </text:span>my English book yesterday, but <text:span text:style-name="T3">lost </text:span>it later. </text:p>
        </text:list-item>
        <text:list-item>
          <text:p text:style-name="P4"><text:span text:style-name="T3">Fight? Fought! </text:span>The two men <text:span text:style-name="T3">fought </text:span>bitterly over the division of the money. </text:p>
        </text:list-item>
        <text:list-item>
          <text:p text:style-name="P4"><text:span text:style-name="T3">Ring? Rang! </text:span>The telephone <text:span text:style-name="T3">rang </text:span>twice, but no one answered it. </text:p>
        </text:list-item>
        <text:list-item>
          <text:p text:style-name="P4"><text:span text:style-name="T3">Take? Took! </text:span>The Smiths <text:span text:style-name="T3">took </text:span>their children to Mexico with them.</text:p>
        </text:list-item>
        <text:list-item>
          <text:p text:style-name="P4"><text:span text:style-name="T3">Think? Thought! </text:span>George <text:span text:style-name="T3">thought </text:span><text:tab/>about his troubles continuously. </text:p>
        </text:list-item>
        <text:list-item>
          <text:p text:style-name="P4"><text:span text:style-name="T3">Teach? Taught! </text:span>Last year, Professor Jones <text:span text:style-name="T3">taught </text:span>us both English and Mathematics. </text:p>
        </text:list-item>
        <text:list-item>
          <text:p text:style-name="P4"><text:span text:style-name="T3">Buy? Bought! Sell? Sold! </text:span>They <text:span text:style-name="T3">bought </text:span>the property in 1986 and <text:span text:style-name="T3">sold </text:span>it in 1992. </text:p>
        </text:list-item>
        <text:list-item>
          <text:p text:style-name="P5"><text:span text:style-name="T4">Keep? Kept! Give? Gave! </text:span>John <text:span text:style-name="T4">kept </text:span>part of the money and <text:span text:style-name="T4">gave </text:span>the rest to his two brothers. </text:p>
        </text:list-item>
        <text:list-item>
          <text:p text:style-name="P5"><text:span text:style-name="T4">Do? Did! Catch? Caught! </text:span>The police <text:span text:style-name="T4">did </text:span>their best, but never <text:span text:style-name="T4">caught </text:span>the real bank robber. </text:p>
        </text:list-item>
        <text:list-item>
          <text:p text:style-name="P5"><text:span text:style-name="T4">Sing? Sang! Understand? Understood! </text:span>She <text:span text:style-name="T4">sang </text:span>in French, and we <text:span text:style-name="T4">understood </text:span>none of the words. </text:p>
        </text:list-item>
        <text:list-item>
          <text:p text:style-name="P5"><text:span text:style-name="T4">Stand? Stood! </text:span>We <text:span text:style-name="T4">stood </text:span>on the corner and waited for John for two hours.</text:p>
        </text:list-item>
        <text:list-item>
          <text:p text:style-name="P5"><text:span text:style-name="T4">Say? Said! </text:span>She <text:span text:style-name="T4">said </text:span>some quite nasty things about him. </text:p>
        </text:list-item>
      </text:list>
      <text:p text:style-name="Standard"><text:s text:c="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11T08:54:48.463000000</meta:creation-date>
    <dc:date>2022-11-11T11:14:49.475000000</dc:date>
    <dc:creator>E G</dc:creator>
    <meta:editing-duration>PT1H35M40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0" meta:word-count="249" meta:character-count="1375" meta:non-whitespace-character-count="1138"/>
  </office:meta>
</office:document-meta>
</file>